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Aller" svg:font-family="Aller, Arial, Helvetica, sans-serif"/>
    <style:font-face style:name="OpenSymbol" svg:font-family="OpenSymbol"/>
    <style:font-face style:name="OpenSymbol1" svg:font-family="OpenSymbol, 'Arial Unicode MS'"/>
    <style:font-face style:name="Times New Roman" svg:font-family="'Times New Roman'"/>
    <style:font-face style:name="Verdana1" svg:font-family="Verdana"/>
    <style:font-face style:name="georgia" svg:font-family="georgia, palatino"/>
    <style:font-face style:name="Cambria" svg:font-family="Cambria" style:font-family-generic="roman" style:font-pitch="variable"/>
    <style:font-face style:name="Times New Roman1" svg:font-family="'Times New Roman'" style:font-family-generic="roman" style:font-pitch="variable"/>
    <style:font-face style:name="Verdana2" svg:font-family="Verdana" style:font-family-generic="roman" style:font-pitch="variable"/>
    <style:font-face style:name="Calibri" svg:font-family="Calibri" style:font-family-generic="swiss" style:font-pitch="variable"/>
    <style:font-face style:name="Verdana" svg:font-family="Verdana"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use-window-font-color="true" style:font-name="Verdana"/>
    </style:style>
    <style:style style:name="P2" style:family="paragraph" style:parent-style-name="Normal">
      <style:paragraph-properties fo:text-align="center" style:justify-single-word="false"/>
      <style:text-properties style:use-window-font-color="true" style:font-name="Verdana" fo:font-size="14pt" style:text-underline-style="none" fo:font-weight="bold" style:font-size-asian="14pt" style:font-weight-asian="bold" style:font-size-complex="14pt" style:font-weight-complex="bold"/>
    </style:style>
    <style:style style:name="P3" style:family="paragraph" style:parent-style-name="Normal">
      <style:text-properties style:use-window-font-color="true" style:font-name="Verdana" fo:font-size="9pt" fo:language="es" fo:country="ES" fo:font-weight="normal" style:font-size-asian="9pt" style:font-weight-asian="normal" style:font-size-complex="9pt" style:font-weight-complex="normal"/>
    </style:style>
    <style:style style:name="P4" style:family="paragraph" style:parent-style-name="Normal">
      <style:text-properties style:use-window-font-color="true" style:font-name="Verdana" fo:font-size="9pt" style:font-size-asian="9pt" style:font-size-complex="9pt"/>
    </style:style>
    <style:style style:name="P5" style:family="paragraph" style:parent-style-name="Normal">
      <style:text-properties style:use-window-font-color="true" style:font-name="Verdana" fo:language="es" fo:country="ES"/>
    </style:style>
    <style:style style:name="P6" style:family="paragraph" style:parent-style-name="Normal">
      <style:paragraph-properties fo:margin-left="0cm" fo:margin-right="0cm" style:line-height-at-least="0.476cm" fo:text-align="start" style:justify-single-word="false" fo:text-indent="0cm" style:auto-text-indent="false"/>
      <style:text-properties style:use-window-font-color="true" style:font-name="Verdana"/>
    </style:style>
    <style:style style:name="P7" style:family="paragraph" style:parent-style-name="Text_20_body">
      <style:text-properties fo:font-variant="normal" fo:text-transform="none" fo:color="#404040" style:font-name="Verdana" fo:font-size="9pt" fo:letter-spacing="normal" fo:font-style="normal" fo:font-weight="normal" style:font-size-asian="9pt" style:font-size-complex="9pt"/>
    </style:style>
    <style:style style:name="P8" style:family="paragraph" style:parent-style-name="Standard" style:list-style-name="L2">
      <style:text-properties style:use-window-font-color="true" style:font-name="Verdana" fo:font-size="9pt" fo:language="es" fo:country="ES" fo:font-weight="normal" style:font-size-asian="9pt" style:font-weight-asian="normal" style:font-size-complex="9pt" style:font-weight-complex="normal"/>
    </style:style>
    <style:style style:name="P9" style:family="paragraph" style:parent-style-name="Standard" style:list-style-name="L2">
      <style:paragraph-properties fo:text-align="justify" style:justify-single-word="false"/>
      <style:text-properties style:use-window-font-color="true" style:font-name="Verdana2" fo:font-size="9pt" fo:language="es" fo:country="ES" fo:font-weight="normal" style:font-size-asian="9pt" style:font-weight-asian="normal" style:font-name-complex="Arial" style:font-size-complex="9pt" style:font-weight-complex="normal"/>
    </style:style>
    <style:style style:name="P10" style:family="paragraph" style:parent-style-name="Standard" style:list-style-name="L2">
      <style:text-properties style:use-window-font-color="true" style:font-name="Verdana" fo:font-size="9pt" fo:language="es" fo:country="ES" fo:font-weight="normal" style:font-size-asian="9pt" style:font-weight-asian="normal" style:font-size-complex="9pt" style:font-weight-complex="normal"/>
    </style:style>
    <style:style style:name="P11" style:family="paragraph" style:parent-style-name="Standard" style:list-style-name="L2"/>
    <style:style style:name="P12" style:family="paragraph" style:parent-style-name="Standard" style:list-style-name="L2">
      <style:paragraph-properties fo:text-align="justify" style:justify-single-word="false"/>
      <style:text-properties style:font-name="Verdana" fo:font-size="9pt" fo:language="es" fo:country="ES" style:font-size-asian="9pt" style:font-name-complex="Arial" style:font-size-complex="9pt"/>
    </style:style>
    <style:style style:name="P13" style:family="paragraph" style:parent-style-name="Standard" style:list-style-name="L2">
      <style:paragraph-properties fo:text-align="justify" style:justify-single-word="false"/>
      <style:text-properties style:font-name="Verdana" fo:font-size="9pt" fo:language="es" fo:country="ES" style:font-size-asian="9pt" style:font-size-complex="9pt"/>
    </style:style>
    <style:style style:name="P14" style:family="paragraph" style:parent-style-name="Normal" style:master-page-name="MP0">
      <style:paragraph-properties fo:text-align="center" style:justify-single-word="false" style:page-number="auto" fo:break-before="page"/>
      <style:text-properties style:font-name="Verdana" fo:language="es" fo:country="ES" style:text-underline-style="solid" style:text-underline-width="auto" style:text-underline-color="font-color" style:text-underline-mode="continuous" style:text-overline-mode="continuous" style:text-line-through-mode="continuous"/>
    </style:style>
    <style:style style:name="P15" style:family="paragraph" style:parent-style-name="Normal">
      <style:paragraph-properties fo:text-align="center" style:justify-single-word="false"/>
      <style:text-properties style:use-window-font-color="true" style:font-name="Verdana" fo:font-size="14pt" fo:language="es" fo:country="ES" fo:font-style="italic" style:text-underline-style="none" fo:font-weight="bold" style:text-underline-mode="continuous" style:text-overline-mode="continuous" style:text-line-through-mode="continuous" style:font-size-asian="14pt" style:font-style-asian="italic" style:font-weight-asian="bold" style:font-size-complex="14pt" style:font-weight-complex="bold"/>
    </style:style>
    <style:style style:name="P16" style:family="paragraph" style:parent-style-name="Normal">
      <style:paragraph-properties fo:text-align="center" style:justify-single-word="false"/>
      <style:text-properties style:use-window-font-color="true" style:font-name="Verdana" fo:font-size="14pt" fo:language="es" fo:country="ES" fo:font-weight="bold" style:font-size-asian="14pt" style:font-weight-asian="bold" style:font-size-complex="14pt" style:font-weight-complex="bold"/>
    </style:style>
    <style:style style:name="P17" style:family="paragraph" style:parent-style-name="Normal">
      <style:text-properties style:use-window-font-color="true" style:font-name="Verdana" fo:font-size="9pt" fo:language="es" fo:country="ES" fo:font-weight="normal" style:font-size-asian="9pt" style:font-weight-asian="normal" style:font-size-complex="9pt" style:font-weight-complex="normal"/>
    </style:style>
    <style:style style:name="P18" style:family="paragraph" style:parent-style-name="Normal" style:list-style-name="L1">
      <style:text-properties style:use-window-font-color="true" style:font-name="Verdana" fo:font-size="9pt" fo:language="es" fo:country="ES" fo:font-weight="normal" style:font-size-asian="9pt" style:font-weight-asian="normal" style:font-size-complex="9pt" style:font-weight-complex="normal"/>
    </style:style>
    <style:style style:name="P19" style:family="paragraph" style:parent-style-name="Normal" style:list-style-name="L2">
      <style:text-properties style:use-window-font-color="true" style:font-name="Verdana" fo:font-size="9pt" fo:language="es" fo:country="ES" fo:font-weight="normal" style:font-size-asian="9pt" style:font-weight-asian="normal" style:font-size-complex="9pt" style:font-weight-complex="normal"/>
    </style:style>
    <style:style style:name="P20" style:family="paragraph" style:parent-style-name="Normal" style:list-style-name="L3">
      <style:text-properties style:use-window-font-color="true" style:font-name="Verdana" fo:font-size="9pt" fo:language="es" fo:country="ES" fo:font-weight="normal" style:font-size-asian="9pt" style:font-weight-asian="normal" style:font-size-complex="9pt" style:font-weight-complex="normal"/>
    </style:style>
    <style:style style:name="P21" style:family="paragraph" style:parent-style-name="Normal">
      <style:text-properties style:use-window-font-color="true" style:font-name="Verdana" fo:font-size="9pt" fo:language="es" fo:country="ES" style:font-size-asian="9pt" style:font-size-complex="9pt"/>
    </style:style>
    <style:style style:name="P22" style:family="paragraph" style:parent-style-name="Normal" style:list-style-name="L2">
      <style:text-properties style:use-window-font-color="true" style:font-name="Verdana" fo:font-size="9pt" fo:language="es" fo:country="ES" style:font-size-asian="9pt" style:font-size-complex="9pt"/>
    </style:style>
    <style:style style:name="P23" style:family="paragraph" style:parent-style-name="Normal">
      <style:text-properties style:use-window-font-color="true" style:font-name="Verdana" fo:font-size="9pt" fo:font-weight="normal" style:font-weight-asian="normal" style:font-weight-complex="normal"/>
    </style:style>
    <style:style style:name="P24" style:family="paragraph" style:parent-style-name="Normal">
      <style:text-properties style:use-window-font-color="true" style:font-name="Verdana" fo:font-size="10pt" style:font-size-asian="10pt" style:font-size-complex="10pt"/>
    </style:style>
    <style:style style:name="P25" style:family="paragraph" style:parent-style-name="Normal">
      <style:text-properties style:use-window-font-color="true" style:font-name="Verdana"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Normal">
      <style:text-properties style:use-window-font-color="true" style:font-name="Verdana" fo:font-size="10pt"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Normal" style:list-style-name="L2">
      <style:text-properties style:use-window-font-color="true" style:font-name="Verdana" fo:font-size="10.5pt" fo:language="es" fo:country="ES" fo:font-weight="bold" style:font-size-asian="10.5pt" style:font-weight-asian="bold" style:font-size-complex="10.5pt" style:font-weight-complex="bold"/>
    </style:style>
    <style:style style:name="P28" style:family="paragraph" style:parent-style-name="Normal">
      <style:paragraph-properties fo:text-align="center" style:justify-single-word="false"/>
      <style:text-properties style:use-window-font-color="true" style:font-name="Verdana" fo:font-size="12pt" fo:language="es" fo:country="ES" fo:font-weight="bold" style:font-size-asian="12pt" style:font-weight-asian="bold" style:font-size-complex="12pt" style:font-weight-complex="bold"/>
    </style:style>
    <style:style style:name="P29" style:family="paragraph" style:parent-style-name="Normal" style:list-style-name="L2">
      <style:text-properties style:use-window-font-color="true" style:font-name="Verdana" fo:font-size="9pt" fo:font-weight="normal" style:font-size-asian="9pt" style:font-weight-asian="normal" style:font-size-complex="9pt" style:font-weight-complex="normal"/>
    </style:style>
    <style:style style:name="P30" style:family="paragraph" style:parent-style-name="Normal">
      <style:text-properties fo:font-variant="normal" fo:text-transform="none" fo:color="#000000" style:font-name="Verdana" fo:font-size="9pt" fo:letter-spacing="normal" fo:font-style="normal" style:text-underline-style="none" fo:font-weight="normal" style:font-size-asian="9pt" style:font-weight-asian="bold" style:font-size-complex="9pt" style:font-weight-complex="bold"/>
    </style:style>
    <style:style style:name="P31" style:family="paragraph" style:parent-style-name="Normal">
      <style:text-properties fo:font-variant="normal" fo:text-transform="none" fo:color="#000000"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2" style:family="paragraph" style:parent-style-name="Normal" style:list-style-name="L2">
      <style:text-properties fo:font-variant="normal" fo:text-transform="none" style:use-window-font-color="true" style:font-name="Verdana" fo:font-size="9pt" fo:letter-spacing="normal" fo:language="es" fo:country="ES" fo:font-style="normal" fo:font-weight="normal" style:font-size-asian="9pt" style:font-size-complex="9pt"/>
    </style:style>
    <style:style style:name="P33" style:family="paragraph" style:parent-style-name="Normal">
      <style:text-properties fo:font-variant="normal" fo:text-transform="none" style:use-window-font-color="true" style:font-name="Verdana" fo:font-size="9pt" fo:letter-spacing="normal" fo:language="es" fo:country="ES" fo:font-style="normal" fo:font-weight="normal" style:font-size-asian="9pt" style:font-weight-asian="normal" style:font-size-complex="9pt" style:font-weight-complex="normal"/>
    </style:style>
    <style:style style:name="P34" style:family="paragraph" style:parent-style-name="Normal" style:list-style-name="L2">
      <style:paragraph-properties style:line-height-at-least="0.476cm" fo:text-align="start" style:justify-single-word="false"/>
      <style:text-properties fo:font-variant="normal" fo:text-transform="none" style:use-window-font-color="true" style:font-name="Verdana" fo:font-size="9pt" fo:letter-spacing="normal" fo:font-style="normal" fo:font-weight="normal"/>
    </style:style>
    <style:style style:name="P35" style:family="paragraph" style:parent-style-name="Normal" style:list-style-name="L2">
      <style:text-properties fo:font-variant="normal" fo:text-transform="none" style:use-window-font-color="true" style:font-name="Verdana" fo:font-size="10pt" fo:letter-spacing="normal" fo:language="es" fo:country="ES" fo:font-style="normal" fo:font-weight="bold" style:font-size-asian="10pt" style:font-weight-asian="bold" style:font-size-complex="10pt" style:font-weight-complex="bold"/>
    </style:style>
    <style:style style:name="P36" style:family="paragraph" style:parent-style-name="Normal" style:list-style-name="L2">
      <style:paragraph-properties fo:margin-left="0.773cm" fo:margin-right="0cm" fo:text-indent="-0.635cm" style:auto-text-indent="false">
        <style:tab-stops/>
      </style:paragraph-properties>
      <style:text-properties style:use-window-font-color="true" style:font-name="Verdana" fo:font-size="10.5pt" fo:language="es" fo:country="ES" fo:font-weight="bold" style:font-size-asian="10.5pt" style:font-weight-asian="bold" style:font-size-complex="10.5pt" style:font-weight-complex="bold"/>
    </style:style>
    <style:style style:name="P37" style:family="paragraph" style:parent-style-name="Text_20_body" style:list-style-name="L2">
      <style:paragraph-properties style:line-height-at-least="0.476cm" fo:text-align="start" style:justify-single-word="false"/>
      <style:text-properties fo:font-variant="normal" fo:text-transform="none" style:use-window-font-color="true" style:font-name="Verdana" fo:font-size="9pt" fo:letter-spacing="normal" fo:font-style="normal" style:text-underline-style="none" fo:font-weight="normal"/>
    </style:style>
    <style:style style:name="P38" style:family="paragraph" style:parent-style-name="Text_20_body" style:list-style-name="L2">
      <style:paragraph-properties style:line-height-at-least="0.476cm" fo:text-align="start" style:justify-single-word="false" fo:padding="0cm" fo:border="none"/>
      <style:text-properties fo:font-variant="normal" fo:text-transform="none" style:use-window-font-color="true" style:font-name="Verdana" fo:font-size="9pt" fo:letter-spacing="normal" fo:font-style="normal" style:text-underline-style="none"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style:text-underline-style="none" style:font-size-asian="9pt" style:font-size-complex="9pt"/>
    </style:style>
    <style:style style:name="T5" style:family="text">
      <style:text-properties fo:font-variant="normal" fo:text-transform="none" fo:letter-spacing="normal" fo:language="es" fo:country="ES" fo:font-style="normal"/>
    </style:style>
    <style:style style:name="T6" style:family="text">
      <style:text-properties fo:font-variant="normal" fo:text-transform="none" fo:font-size="9pt" fo:letter-spacing="normal" fo:font-style="normal" fo:font-weight="normal"/>
    </style:style>
    <style:style style:name="T7" style:family="text">
      <style:text-properties fo:font-variant="normal" fo:text-transform="none" fo:font-size="10pt" fo:letter-spacing="normal" fo:font-style="normal" fo:font-weight="bold" style:font-size-asian="10pt" style:font-weight-asian="bold" style:font-size-complex="10pt" style:font-weight-complex="bold"/>
    </style:style>
    <style:style style:name="T8" style:family="text">
      <style:text-properties fo:color="#333333" style:font-name="Verdana2" fo:font-size="10pt" style:font-size-asian="10pt" style:font-name-complex="Tahoma" style:font-size-complex="10pt"/>
    </style:style>
    <style:style style:name="T9" style:family="text">
      <style:text-properties fo:color="#333333" fo:font-weight="normal" style:font-weight-asian="normal" style:font-name-complex="Tahoma" style:font-weight-complex="normal"/>
    </style:style>
    <style:style style:name="T10" style:family="text">
      <style:text-properties fo:color="#333333" style:font-name="Verdana" fo:font-weight="normal" style:font-weight-asian="normal" style:font-name-complex="Tahoma" style:font-weight-complex="normal"/>
    </style:style>
    <style:style style:name="T11" style:family="text">
      <style:text-properties fo:color="#333333" style:font-name="Verdana" fo:font-size="9pt" fo:font-weight="normal" style:font-size-asian="9pt" style:font-weight-asian="normal" style:font-name-complex="Tahoma" style:font-size-complex="9pt" style:font-weight-complex="normal"/>
    </style:style>
    <style:style style:name="T12" style:family="text">
      <style:text-properties style:use-window-font-color="true"/>
    </style:style>
    <style:style style:name="T13" style:family="text">
      <style:text-properties style:use-window-font-color="true" style:font-name="Verdana" fo:font-size="10pt" fo:language="es" fo:country="E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use-window-font-color="true" style:font-name="Verdana"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use-window-font-color="true" style:font-weight-asian="normal" style:font-weight-complex="normal"/>
    </style:style>
    <style:style style:name="T16" style:family="text">
      <style:text-properties style:use-window-font-color="true" fo:font-weight="normal" style:font-weight-asian="normal" style:font-weight-complex="normal"/>
    </style:style>
    <style:style style:name="T17" style:family="text">
      <style:text-properties style:use-window-font-color="true" style:text-line-through-style="none" style:text-underline-style="none" style:text-blinking="false" style:font-weight-asian="normal" style:font-weight-complex="normal"/>
    </style:style>
    <style:style style:name="T18" style:family="text">
      <style:text-properties fo:language="es" fo:country="ES" style:text-underline-style="solid" style:text-underline-width="auto" style:text-underline-color="font-color" fo:font-weight="bold" style:font-weight-asian="bold" style:font-weight-complex="bold"/>
    </style:style>
    <style:style style:name="T19" style:family="text">
      <style:text-properties fo:font-size="10pt" style:font-size-asian="10pt" style:font-size-complex="10pt"/>
    </style:style>
    <style:style style:name="T2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font-size="10pt" fo:font-weight="bold" style:font-size-asian="10pt" style:font-weight-asian="bold" style:font-size-complex="10pt" style:font-weight-complex="bold"/>
    </style:style>
    <style:style style:name="T22" style:family="text">
      <style:text-properties style:font-name-complex="Ari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pos de <text:s/>masajes</text:p>
      <text:p text:style-name="P15">Msaje relajantes:</text:p>
      <text:p text:style-name="P24"><text:span text:style-name="T18">Masaje Sueco (Descontracturante)</text:span></text:p>
      <text:p text:style-name="P4"><text:span text:style-name="T1">En el momento en que el masaje proporciona relajación y bienestar, ayudando en la recuperación y el mantenimiento de la salud se convierte, aun sin pretenderlo, en un acto terapéutico.</text:span> </text:p>
      <text:p text:style-name="P25">Masaje Express</text:p>
      <text:p text:style-name="P21">Derivado del masaje japones en silla. Es una técnica practica, rápida y efectiva para relajar y energizar al mismo tiempo.</text:p>
      <text:p text:style-name="P5"><text:span text:style-name="T20">Masaje de Pindas</text:span> <text:s/><text:span text:style-name="T19">(de la India - Tailandia)</text:span></text:p>
      <text:p text:style-name="P21">Pertenece a a medicina Ayuverica. Primer sistema de autocuración y autoregulación para curar el organismo. Se apoyan con técnicas de yoga <text:s/>y meditación.</text:p>
      <text:p text:style-name="Normal"><text:span text:style-name="Fuente_20_de_20_párrafo_20_predeter."><text:span text:style-name="T13">Masaje </text:span></text:span><text:span text:style-name="T14">Shiatsu</text:span></text:p>
      <text:p text:style-name="P6"><text:span text:style-name="T6">Shiatsu es una modalidad terapéutica de origen japonés en donde el terapeuta aplica presión localizada en puntos específicos del cuerpo del paciente, con el fin de aliviar el dolor, regular las funciones del cuerpo, y en general promover la salud.</text:span> </text:p>
      <text:p text:style-name="P26">Masaje 3ra. Edad</text:p>
      <text:p text:style-name="P30">La terapia de masaje es útil principalmente en los adultos con problemas médicos o físicos. El tacto, los ayuda a tranquilizarlos. Y en el momento en que eso suceda, estarán en mejores condiciones para combatir las enfermedades que atraviesan a esa edad. - </text:p>
      <text:p text:style-name="P31">Piedras Calientes:</text:p>
      <text:p text:style-name="P23"><text:span text:style-name="T4">La utilización de piedras calientes (de basalto, volcánicas, de río), ayuda a relajarse . El calor que las piedras desprenden lentamente, contribuye a relajar los músculos</text:span></text:p>
      <text:p text:style-name="P2">Masajes estético y de equilibrio de salud:</text:p>
      <text:p text:style-name="P26">Drenaje linfático manual (DLM):</text:p>
      <text:p text:style-name="P1">Técnica manual que ayuda a la circulación de la linfa a través de lo vasos linfáticos y ganglios. Es una terapia no un masaje.</text:p>
      <text:p text:style-name="P26">Remodelación:</text:p>
      <text:p text:style-name="P7"><text:span text:style-name="T12">Son una excelente manera de perder centímetros extra que suelen acumularse en la cintura, caderas, piernas y brazos. </text:span><text:span text:style-name="T15">Reafirmar la </text:span><text:span text:style-name="Strong_20_Emphasis"><text:span text:style-name="T16">flacidez </text:span></text:span><text:span text:style-name="T15">corporal, </text:span><text:a xlink:type="simple" xlink:href="http://www.betterlooks.co.cr/esp/inyecciones-de-grasa.htm"><text:span text:style-name="T17">levantamiento de glúteos</text:span></text:a></text:p>
      <text:p text:style-name="P16">Reflexologia:</text:p>
      <text:p text:style-name="P3">Es una milenaria terapia egipcia que sana mente, cuerpo y espíritu.</text:p>
      <text:p text:style-name="P3">Ayuda a restaurar el equilibrio energético, se trabaja sobre las plantas y dorso de pie done están reflejados todos nuestros órganos y sistemas.</text:p>
      <text:p text:style-name="P28"><text:soft-page-break/>Plan para empresas</text:p>
      <text:list xml:id="list339925799962814204" text:style-name="L2">
        <text:list-header>
          <text:p text:style-name="P9">La conducta de una organización es valorada <text:s/>por sus empleados. Crear reconocimientos y brindar valor agregado a la labor diaria, son en la actualidad un diferencial positivo para las empresas.</text:p>
        </text:list-header>
        <text:list-item>
          <text:p text:style-name="P27">Masajes para desarrollar en lugar de trabajo</text:p>
          <text:p text:style-name="P19"><text:span text:style-name="T21">1.1 Masaje Express</text:span><text:span text:style-name="T19"> </text:span>- Derivado del masaje japones en silla. Es una técnica practica, rápida y efectiva para relajar y energizar al mismo tiempo.</text:p>
          <text:p text:style-name="P22">Se trabaja: dorso, miembro superior, cuello y cabeza con maniobras de acupresión sobre el paciente vestido. Tiempo de duración máximo 15' </text:p>
          <text:p text:style-name="P22"><text:span text:style-name="T21">1.2 </text:span><text:span text:style-name="T7">Shiatsu -</text:span><text:span text:style-name="T3"> es una modalidad terapéutica de origen japonés en donde el terapeuta aplica presión localizada en puntos específicos del cuerpo del paciente, con el fin de aliviar el dolor, regular las funciones del cuerpo, y en general promover la salud.</text:span> </text:p>
          <text:p text:style-name="P37">El terapeuta desbloquea la energía siguiendo los canales naturales en el cuerpo – llamados meridianos – los cuales tienen puntos específicos en su camino que activan y despejan cualquier bloque energético.</text:p>
          <text:p text:style-name="P38">Se ejerce presión de manera continua y rítmica a lo largo de cada uno de los meridianos, o en puntos específicos (de acuerdo a la dolencia del paciente). Cada uno de estos puntos controla una o más partes del cuerpo, de manera que cuando se estimula por presión la energía acumulada o bloqueada en este punto, ésta se dispersa, haciendo que el órgano que se quiere afectar vuelva a su balance y empiece la relajación muscular.</text:p>
          <text:p text:style-name="P34">Una sesión de Shiatsu puede ser localizada por eso puede ser realizada según la zona a trabajar en la silla de masaje Express o de cuerpo entero. Es frecuente realizar las maniobras con el paciente acostado sobre una colchoneta. El paciente esta totalmente vestido.</text:p>
          <text:p text:style-name="P32"><text:s/>La sesión dura entre 15 y 45 minutos usualmente. </text:p>
          <text:p text:style-name="P35">1.3 Masaje de manos</text:p>
          <text:p text:style-name="P29"><text:span text:style-name="T5">El masaje de manos es relajante porque hay muchos puntos reflectivos en ellas.</text:span><text:span text:style-name="T5"> A</text:span><text:span text:style-name="T2">yuda <text:s/>a aliviar el dolor en estas articulaciones.</text:span> </text:p>
          <text:p text:style-name="P35">1.4 Reflexologia</text:p>
          <text:p text:style-name="P19">Es una milenaria terapia egipcia que sana mente, cuerpo y espíritu.</text:p>
          <text:p text:style-name="P19">Ayuda a restaurar el equilibrio energético, se trabaja sobre las plantas y dorso de pie done están reflejados todos nuestros órganos y sistemas.</text:p>
          <text:p text:style-name="P19">Beneficios: armonización en general, alivio de estres, tensiones musculares, dolores articulares, manejo emocional y anímico. Mejoramiento de las funciones de sistema circulatorio, digestivo y nervioso.</text:p>
        </text:list-item>
      </text:list>
      <text:p text:style-name="P33"/>
      <text:p text:style-name="P33"/>
      <text:p text:style-name="P33"><text:soft-page-break/></text:p>
      <text:p text:style-name="P33"/>
      <text:list xml:id="list37294126" text:continue-numbering="true" text:style-name="L2">
        <text:list-item>
          <text:p text:style-name="P27">Talleres para funcionarios</text:p>
          <text:list>
            <text:list-item>
              <text:list>
                <text:list-item>
                  <text:p text:style-name="P11">Tendinitis</text:p>
                </text:list-item>
                <text:list-item>
                  <text:p text:style-name="P11">Codo de tenista</text:p>
                </text:list-item>
                <text:list-item>
                  <text:p text:style-name="P11">Contractura cervical </text:p>
                </text:list-item>
                <text:list-item>
                  <text:p text:style-name="P11">Contractura dorsal</text:p>
                </text:list-item>
                <text:list-item>
                  <text:p text:style-name="P8">Contractura lumbar</text:p>
                </text:list-item>
                <text:list-item>
                  <text:p text:style-name="P8">Reflexología</text:p>
                </text:list-item>
              </text:list>
            </text:list-item>
          </text:list>
          <text:p text:style-name="P36">3. Descuentos para funcionarios</text:p>
          <text:p text:style-name="P12">Otorgar beneficios a sus funcionarios ayuda a proyectar un ambiente de trabajo participativo lo cual se traduce en empleados productivos y comprometidos con los valores de la Organización.</text:p>
          <text:p text:style-name="P13"><text:span text:style-name="T22">Por tal motivo es de nuestro interés proponerles una alianza estratégica con vuestra organización, colaborando en fortalecer su política de Beneficios para vuestros funcionarios, generando un clima laboral de compromiso y crecimiento. </text:span></text:p>
          <text:p text:style-name="P13"><text:span text:style-name="T9"><text:line-break/>Por lo cual los empleados podrán acceder al</text:span><text:span text:style-name="apple-converted-space"><text:span text:style-name="T9"> </text:span></text:span><text:span text:style-name="T9">descuento del 15 % en la tarifa de la sesión de todos los masajes y terapias.</text:span></text:p>
          <text:list>
            <text:list-item>
              <text:list>
                <text:list-header>
                  <text:p text:style-name="P8"/>
                </text:list-header>
              </text:list>
            </text:list-item>
          </text:list>
        </text:list-item>
      </text:list>
      <text:list xml:id="list995522051841694873" text:style-name="L1">
        <text:list-item>
          <text:list>
            <text:list-header>
              <text:p text:style-name="P18">Estudios Realizados: Alejandra Andrade Magariños</text:p>
            </text:list-header>
          </text:list>
        </text:list-item>
      </text:list>
      <text:list xml:id="list3479144579025110885" text:style-name="L3">
        <text:list-item>
          <text:list>
            <text:list-item>
              <text:p text:style-name="P20">Reflexología Escuela Yaguarón</text:p>
            </text:list-item>
            <text:list-item>
              <text:p text:style-name="P20">Masoterapeutica Universidad del Trabajo del Uruguay (UTU) Titulo reconocido por el Ministerio Salud Pública (MSP)</text:p>
            </text:list-item>
            <text:list-item>
              <text:p text:style-name="P20">Talleres Estética Natural</text:p>
              <text:p text:style-name="P20">Todo el personal que trabaja en …...... es titulado con una vasta trayectoria en el medi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Aller" svg:font-family="Aller, Arial, Helvetica, sans-serif"/>
    <style:font-face style:name="OpenSymbol" svg:font-family="OpenSymbol"/>
    <style:font-face style:name="OpenSymbol1" svg:font-family="OpenSymbol, 'Arial Unicode MS'"/>
    <style:font-face style:name="Times New Roman" svg:font-family="'Times New Roman'"/>
    <style:font-face style:name="Verdana1" svg:font-family="Verdana"/>
    <style:font-face style:name="georgia" svg:font-family="georgia, palatino"/>
    <style:font-face style:name="Cambria" svg:font-family="Cambria" style:font-family-generic="roman" style:font-pitch="variable"/>
    <style:font-face style:name="Times New Roman1" svg:font-family="'Times New Roman'" style:font-family-generic="roman" style:font-pitch="variable"/>
    <style:font-face style:name="Verdana2" svg:font-family="Verdana" style:font-family-generic="roman" style:font-pitch="variable"/>
    <style:font-face style:name="Calibri" svg:font-family="Calibri" style:font-family-generic="swiss" style:font-pitch="variable"/>
    <style:font-face style:name="Verdana" svg:font-family="Verdana"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499cm"/>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Ale</meta:initial-creator>
    <meta:creation-date>2014-02-10T20:45:00Z</meta:creation-date>
    <dc:date>2014-02-20T17:13:06.01</dc:date>
    <meta:editing-cycles>27</meta:editing-cycles>
    <meta:editing-duration>PT11H3M17S</meta:editing-duration>
    <meta:document-statistic meta:table-count="0" meta:image-count="0" meta:object-count="0" meta:page-count="3" meta:paragraph-count="54" meta:word-count="838" meta:character-count="5262"/>
    <meta:template xlink:type="simple" xlink:actuate="onRequest" xlink:title="" xlink:href="../Tipos%20de%20%20masajes%2014.2.19.odt/Normal"/>
  </office:meta>
</office:document-meta>
</file>